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099ae"/>
    </style:style>
    <style:style style:name="P2" style:family="paragraph" style:parent-style-name="Text_20_body">
      <style:text-properties officeooo:paragraph-rsid="000233cc"/>
    </style:style>
    <style:style style:name="P3" style:family="paragraph" style:parent-style-name="Text_20_body">
      <style:text-properties officeooo:paragraph-rsid="0003d808"/>
    </style:style>
    <style:style style:name="P4" style:family="paragraph" style:parent-style-name="Text_20_body">
      <style:text-properties officeooo:paragraph-rsid="0003f9b1"/>
    </style:style>
    <style:style style:name="P5" style:family="paragraph" style:parent-style-name="Text_20_body">
      <style:text-properties officeooo:paragraph-rsid="0004a6b5"/>
    </style:style>
    <style:style style:name="P6" style:family="paragraph" style:parent-style-name="Text_20_body">
      <style:text-properties officeooo:paragraph-rsid="0004e6cd"/>
    </style:style>
    <style:style style:name="P7" style:family="paragraph" style:parent-style-name="Text_20_body">
      <style:text-properties officeooo:paragraph-rsid="000562ec"/>
    </style:style>
    <style:style style:name="P8" style:family="paragraph" style:parent-style-name="Text_20_body">
      <style:text-properties officeooo:paragraph-rsid="00070279"/>
    </style:style>
    <style:style style:name="P9" style:family="paragraph" style:parent-style-name="Text_20_body">
      <style:text-properties officeooo:paragraph-rsid="000839f7"/>
    </style:style>
    <style:style style:name="P10" style:family="paragraph" style:parent-style-name="Text_20_body">
      <style:text-properties officeooo:paragraph-rsid="000a27fc"/>
    </style:style>
    <style:style style:name="P11" style:family="paragraph" style:parent-style-name="Text_20_body">
      <style:text-properties officeooo:paragraph-rsid="000c19fc"/>
    </style:style>
    <style:style style:name="P12" style:family="paragraph" style:parent-style-name="Text_20_body">
      <style:text-properties officeooo:paragraph-rsid="000c650e"/>
    </style:style>
    <style:style style:name="P13" style:family="paragraph" style:parent-style-name="Text_20_body">
      <style:text-properties officeooo:paragraph-rsid="000de60e"/>
    </style:style>
    <style:style style:name="P14" style:family="paragraph" style:parent-style-name="Text_20_body">
      <style:text-properties officeooo:paragraph-rsid="000f242b"/>
    </style:style>
    <style:style style:name="P15" style:family="paragraph" style:parent-style-name="Text_20_body">
      <style:text-properties officeooo:paragraph-rsid="0012615a"/>
    </style:style>
    <style:style style:name="P16" style:family="paragraph" style:parent-style-name="Text_20_body">
      <style:text-properties officeooo:paragraph-rsid="0015720b"/>
    </style:style>
    <style:style style:name="P17" style:family="paragraph" style:parent-style-name="Text_20_body">
      <style:text-properties officeooo:paragraph-rsid="00168da0"/>
    </style:style>
    <style:style style:name="P18" style:family="paragraph" style:parent-style-name="Text_20_body">
      <style:text-properties officeooo:paragraph-rsid="001828ef"/>
    </style:style>
    <style:style style:name="P19" style:family="paragraph" style:parent-style-name="Text_20_body">
      <style:text-properties officeooo:paragraph-rsid="001a7c86"/>
    </style:style>
    <style:style style:name="P20" style:family="paragraph" style:parent-style-name="Title">
      <style:paragraph-properties fo:text-align="center" style:justify-single-word="false"/>
      <style:text-properties officeooo:paragraph-rsid="000099ae"/>
    </style:style>
    <style:style style:name="P21" style:family="paragraph" style:parent-style-name="Title">
      <style:text-properties officeooo:paragraph-rsid="0014609d"/>
    </style:style>
    <style:style style:name="P22" style:family="paragraph" style:parent-style-name="Heading_20_2">
      <style:text-properties officeooo:paragraph-rsid="000099ae"/>
    </style:style>
    <style:style style:name="P23" style:family="paragraph" style:parent-style-name="Heading_20_2">
      <style:text-properties officeooo:rsid="0004e6cd" officeooo:paragraph-rsid="0004e6cd"/>
    </style:style>
    <style:style style:name="P24" style:family="paragraph" style:parent-style-name="Heading_20_2">
      <style:text-properties officeooo:rsid="000562ec" officeooo:paragraph-rsid="000562ec"/>
    </style:style>
    <style:style style:name="P25" style:family="paragraph" style:parent-style-name="Heading_20_2">
      <style:text-properties officeooo:paragraph-rsid="000f242b"/>
    </style:style>
    <style:style style:name="P26" style:family="paragraph" style:parent-style-name="Heading_20_2">
      <style:text-properties officeooo:rsid="000f242b" officeooo:paragraph-rsid="000f242b"/>
    </style:style>
    <style:style style:name="P27" style:family="paragraph" style:parent-style-name="Heading_20_3">
      <style:text-properties officeooo:paragraph-rsid="000233cc"/>
    </style:style>
    <style:style style:name="P28" style:family="paragraph" style:parent-style-name="Heading_20_3">
      <style:text-properties officeooo:rsid="0003d808" officeooo:paragraph-rsid="0003d808"/>
    </style:style>
    <style:style style:name="P29" style:family="paragraph" style:parent-style-name="Heading_20_3">
      <style:text-properties officeooo:rsid="0003f9b1" officeooo:paragraph-rsid="0003f9b1"/>
    </style:style>
    <style:style style:name="P30" style:family="paragraph" style:parent-style-name="Heading_20_3">
      <style:text-properties officeooo:rsid="0004a6b5" officeooo:paragraph-rsid="0004a6b5"/>
    </style:style>
    <style:style style:name="P31" style:family="paragraph" style:parent-style-name="Heading_20_3">
      <style:text-properties officeooo:rsid="0004e6cd" officeooo:paragraph-rsid="0004e6cd"/>
    </style:style>
    <style:style style:name="P32" style:family="paragraph" style:parent-style-name="Heading_20_3">
      <style:text-properties officeooo:rsid="000562ec" officeooo:paragraph-rsid="000562ec"/>
    </style:style>
    <style:style style:name="P33" style:family="paragraph" style:parent-style-name="Heading_20_3">
      <style:text-properties officeooo:paragraph-rsid="000562ec"/>
    </style:style>
    <style:style style:name="P34" style:family="paragraph" style:parent-style-name="Heading_20_3">
      <style:text-properties officeooo:rsid="00070279" officeooo:paragraph-rsid="00070279"/>
    </style:style>
    <style:style style:name="P35" style:family="paragraph" style:parent-style-name="Heading_20_3">
      <style:text-properties officeooo:paragraph-rsid="00070279"/>
    </style:style>
    <style:style style:name="P36" style:family="paragraph" style:parent-style-name="Heading_20_3">
      <style:text-properties officeooo:paragraph-rsid="000839f7"/>
    </style:style>
    <style:style style:name="P37" style:family="paragraph" style:parent-style-name="Heading_20_3">
      <style:text-properties officeooo:rsid="000a27fc" officeooo:paragraph-rsid="000a27fc"/>
    </style:style>
    <style:style style:name="P38" style:family="paragraph" style:parent-style-name="Heading_20_3">
      <style:text-properties officeooo:rsid="000c19fc" officeooo:paragraph-rsid="000c19fc"/>
    </style:style>
    <style:style style:name="P39" style:family="paragraph" style:parent-style-name="Heading_20_3">
      <style:text-properties officeooo:rsid="000c650e" officeooo:paragraph-rsid="000c650e"/>
    </style:style>
    <style:style style:name="P40" style:family="paragraph" style:parent-style-name="Heading_20_3">
      <style:text-properties officeooo:rsid="000de60e" officeooo:paragraph-rsid="000de60e"/>
    </style:style>
    <style:style style:name="P41" style:family="paragraph" style:parent-style-name="Heading_20_3">
      <style:text-properties officeooo:rsid="0012615a" officeooo:paragraph-rsid="0012615a"/>
    </style:style>
    <style:style style:name="P42" style:family="paragraph" style:parent-style-name="Heading_20_3">
      <style:text-properties officeooo:paragraph-rsid="0012615a"/>
    </style:style>
    <style:style style:name="P43" style:family="paragraph" style:parent-style-name="Heading_20_3">
      <style:text-properties officeooo:paragraph-rsid="001a00bf"/>
    </style:style>
    <style:style style:name="P44" style:family="paragraph" style:parent-style-name="Text_20_body" style:list-style-name="L1">
      <style:text-properties officeooo:rsid="0003f9b1" officeooo:paragraph-rsid="0003f9b1"/>
    </style:style>
    <style:style style:name="P45" style:family="paragraph" style:parent-style-name="Text_20_body">
      <style:text-properties officeooo:rsid="0003f9b1" officeooo:paragraph-rsid="0003f9b1"/>
    </style:style>
    <style:style style:name="P46" style:family="paragraph" style:parent-style-name="Text_20_body">
      <style:text-properties officeooo:rsid="000562ec" officeooo:paragraph-rsid="000562ec"/>
    </style:style>
    <style:style style:name="P47" style:family="paragraph" style:parent-style-name="Text_20_body">
      <style:text-properties officeooo:rsid="00070279" officeooo:paragraph-rsid="00070279"/>
    </style:style>
    <style:style style:name="P48" style:family="paragraph" style:parent-style-name="Text_20_body">
      <style:text-properties officeooo:rsid="0014609d" officeooo:paragraph-rsid="0014609d"/>
    </style:style>
    <style:style style:name="P49" style:family="paragraph" style:parent-style-name="Text_20_body">
      <style:text-properties officeooo:rsid="0015720b" officeooo:paragraph-rsid="0015720b"/>
    </style:style>
    <style:style style:name="P50" style:family="paragraph" style:parent-style-name="Text_20_body">
      <style:text-properties officeooo:paragraph-rsid="001e6735"/>
    </style:style>
    <style:style style:name="P51" style:family="paragraph" style:parent-style-name="Text_20_body">
      <style:text-properties officeooo:paragraph-rsid="00168da0"/>
    </style:style>
    <style:style style:name="T1" style:family="text">
      <style:text-properties officeooo:rsid="000099ae"/>
    </style:style>
    <style:style style:name="T2" style:family="text">
      <style:text-properties style:font-name="Liberation Sans" fo:font-size="28pt" fo:font-weight="bold" officeooo:rsid="000099ae" style:font-name-asian="Microsoft YaHei" style:font-size-asian="28pt" style:font-weight-asian="bold" style:font-name-complex="Mangal" style:font-size-complex="28pt" style:font-weight-complex="bold"/>
    </style:style>
    <style:style style:name="T3" style:family="text">
      <style:text-properties style:font-name="Liberation Sans" fo:font-size="28pt" fo:font-weight="bold" officeooo:rsid="0014609d" style:font-name-asian="Microsoft YaHei" style:font-size-asian="28pt" style:font-weight-asian="bold" style:font-name-complex="Mangal" style:font-size-complex="28pt" style:font-weight-complex="bold"/>
    </style:style>
    <style:style style:name="T4" style:family="text">
      <style:text-properties style:font-name="Liberation Sans" fo:font-size="14.1000003814697pt" fo:font-weight="bold" officeooo:rsid="000562ec" style:font-name-asian="Microsoft YaHei" style:font-size-asian="14.1000003814697pt" style:font-weight-asian="bold" style:font-name-complex="Mangal" style:font-size-complex="14.1000003814697pt" style:font-weight-complex="bold"/>
    </style:style>
    <style:style style:name="T5" style:family="text">
      <style:text-properties style:font-name="Liberation Sans" fo:font-size="14.1000003814697pt" fo:font-weight="bold" officeooo:rsid="00070279" style:font-name-asian="Microsoft YaHei" style:font-size-asian="14.1000003814697pt" style:font-weight-asian="bold" style:font-name-complex="Mangal" style:font-size-complex="14.1000003814697pt" style:font-weight-complex="bold"/>
    </style:style>
    <style:style style:name="T6" style:family="text">
      <style:text-properties style:font-name="Liberation Sans" fo:font-size="14.1000003814697pt" fo:font-weight="bold" officeooo:rsid="000839f7" style:font-name-asian="Microsoft YaHei" style:font-size-asian="14.1000003814697pt" style:font-weight-asian="bold" style:font-name-complex="Mangal" style:font-size-complex="14.1000003814697pt" style:font-weight-complex="bold"/>
    </style:style>
    <style:style style:name="T7" style:family="text">
      <style:text-properties style:font-name="Liberation Sans" fo:font-size="14.1000003814697pt" fo:font-weight="bold" officeooo:rsid="0012615a" style:font-name-asian="Microsoft YaHei" style:font-size-asian="14.1000003814697pt" style:font-weight-asian="bold" style:font-name-complex="Mangal" style:font-size-complex="14.1000003814697pt" style:font-weight-complex="bold"/>
    </style:style>
    <style:style style:name="T8" style:family="text">
      <style:text-properties style:font-name="Liberation Sans" fo:font-size="16.1000003814697pt" fo:font-weight="bold" officeooo:rsid="000f242b" style:font-name-asian="Microsoft YaHei" style:font-size-asian="16.1000003814697pt" style:font-weight-asian="bold" style:font-name-complex="Mangal" style:font-size-complex="16.1000003814697pt" style:font-weight-complex="bold"/>
    </style:style>
    <style:style style:name="T9" style:family="text">
      <style:text-properties officeooo:rsid="000233cc"/>
    </style:style>
    <style:style style:name="T10" style:family="text">
      <style:text-properties officeooo:rsid="0003d808"/>
    </style:style>
    <style:style style:name="T11" style:family="text">
      <style:text-properties officeooo:rsid="0003f9b1"/>
    </style:style>
    <style:style style:name="T12" style:family="text">
      <style:text-properties officeooo:rsid="0004a6b5"/>
    </style:style>
    <style:style style:name="T13" style:family="text">
      <style:text-properties officeooo:rsid="0004e6cd"/>
    </style:style>
    <style:style style:name="T14" style:family="text">
      <style:text-properties officeooo:rsid="000562ec"/>
    </style:style>
    <style:style style:name="T15" style:family="text">
      <style:text-properties officeooo:rsid="00070279"/>
    </style:style>
    <style:style style:name="T16" style:family="text">
      <style:text-properties style:font-name="Liberation Serif"/>
    </style:style>
    <style:style style:name="T17" style:family="text">
      <style:text-properties style:font-name="Liberation Serif" fo:font-size="12pt" fo:font-weight="normal" officeooo:rsid="00070279" style:font-name-asian="Microsoft YaHei" style:font-size-asian="10.5pt" style:font-weight-asian="normal" style:font-name-complex="Mangal" style:font-size-complex="12pt" style:font-weight-complex="normal"/>
    </style:style>
    <style:style style:name="T18" style:family="text">
      <style:text-properties style:font-name="Liberation Serif" fo:font-size="12pt" fo:font-weight="normal" officeooo:rsid="000f242b" style:font-name-asian="Microsoft YaHei" style:font-size-asian="10.5pt" style:font-weight-asian="normal" style:font-name-complex="Mangal" style:font-size-complex="12pt" style:font-weight-complex="normal"/>
    </style:style>
    <style:style style:name="T19" style:family="text">
      <style:text-properties style:font-name="Liberation Serif" fo:font-size="12pt" fo:font-weight="normal" officeooo:rsid="0012615a" style:font-name-asian="Microsoft YaHei" style:font-size-asian="10.5pt" style:font-weight-asian="normal" style:font-name-complex="Mangal" style:font-size-complex="12pt" style:font-weight-complex="normal"/>
    </style:style>
    <style:style style:name="T20" style:family="text">
      <style:text-properties officeooo:rsid="000839f7"/>
    </style:style>
    <style:style style:name="T21" style:family="text">
      <style:text-properties officeooo:rsid="000a27fc"/>
    </style:style>
    <style:style style:name="T22" style:family="text">
      <style:text-properties officeooo:rsid="000c19fc"/>
    </style:style>
    <style:style style:name="T23" style:family="text">
      <style:text-properties officeooo:rsid="000c650e"/>
    </style:style>
    <style:style style:name="T24" style:family="text">
      <style:text-properties officeooo:rsid="000de60e"/>
    </style:style>
    <style:style style:name="T25" style:family="text">
      <style:text-properties officeooo:rsid="000f242b"/>
    </style:style>
    <style:style style:name="T26" style:family="text">
      <style:text-properties officeooo:rsid="000fcf15"/>
    </style:style>
    <style:style style:name="T27" style:family="text">
      <style:text-properties officeooo:rsid="0012615a"/>
    </style:style>
    <style:style style:name="T28" style:family="text">
      <style:text-properties officeooo:rsid="0014609d"/>
    </style:style>
    <style:style style:name="T29" style:family="text">
      <style:text-properties officeooo:rsid="0015720b"/>
    </style:style>
    <style:style style:name="T30" style:family="text">
      <style:text-properties officeooo:rsid="00168da0"/>
    </style:style>
    <style:style style:name="T31" style:family="text">
      <style:text-properties officeooo:rsid="001828ef"/>
    </style:style>
    <style:style style:name="T32" style:family="text">
      <style:text-properties officeooo:rsid="001a00bf"/>
    </style:style>
    <style:style style:name="T33" style:family="text">
      <style:text-properties officeooo:rsid="001a7c86"/>
    </style:style>
    <style:style style:name="T34" style:family="text">
      <style:text-properties officeooo:rsid="001caa92"/>
    </style:style>
    <style:style style:name="T35" style:family="text">
      <style:text-properties officeooo:rsid="001e673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Solution </text:span><text:span text:style-name="T2">İçerisindeki Katmanlar ve Sorumlulukları</text:span></text:p>
      <text:p text:style-name="Text_20_body"><text:tab/>Solution üç ana katmandan oluşmaktadır. Bu üç katman kendi içlerinde tekrar katmanlara bölünebilmektedirler.</text:p>
      <text:h text:style-name="P22" text:outline-level="2"><text:span text:style-name="T10">1 – </text:span><text:span text:style-name="T1">VDB.Architecture:</text:span></text:h>
      <text:p text:style-name="P1"><text:tab/><text:span text:style-name="T10">Projelerin </text:span><text:span text:style-name="T1">ortak kullanma ihtiyacı duyduğu </text:span><text:span text:style-name="T9">c</text:span><text:span text:style-name="T1">oncern metotlar ve solution geneli </text:span><text:span text:style-name="T9">implementasyon </text:span><text:span text:style-name="T1">standart</text:span><text:span text:style-name="T9">larına</text:span><text:span text:style-name="T1"> uymak isteyen </text:span><text:span text:style-name="T9">mikro servis </text:span><text:span text:style-name="T10">ile workerların</text:span><text:span text:style-name="T9"> kullanabileceği base class’ları ve interfaceleri içeren katmandır. Kendi içinde 6 gruptan oluşur.</text:span></text:p>
      <text:h text:style-name="P27" text:outline-level="3"><text:span text:style-name="T10">1.1 – </text:span><text:span text:style-name="T9">VDB.Architecture.AppException</text:span></text:h>
      <text:p text:style-name="P2"><text:tab/><text:span text:style-name="T9">Uygulama </text:span><text:span text:style-name="T10">standartı olarak bir süreçte hatalı bir durum olması hâlinde süreç hatayla ilgili doğru tipte bir Exception fırlatmalıdır. Bu hatayla ne yapılacağı ve client’a nasıl dönüş yapılacağı süreci yöneten mikro servis ya da worker tarafından belirlenmelidir, süreçler hata yakalama ve yönetme ile ilgilenmemelidirler. İlgili solution folder içindeki projeler bu senaryonun gerçeklenmesi için gerekli DLLleri içermektedirler.</text:span></text:p>
      <text:h text:style-name="P28" text:outline-level="3">1.1.1 – VDB.Architecture.AppException.Manager</text:h>
      <text:p text:style-name="P3"><text:tab/><text:span text:style-name="T10">Mikro servislerin çağırdığı süreçlerde fırlatılan Exceptionların clientlara doğrudan iletilmemesi, detayların gizlenip yaşanan Exception tipine göre bir Http durum kodu ve yaşanan Excepiton’ın uygulama koduna göre bir mesajın belirlenerek bu bilgilerin clientlara dönülmesi beklenmektedir. Bu DLL içerisindeki ExceptionParser sınıfı bu senaryoyu gerçekleştirir.</text:span></text:p>
      <text:h text:style-name="P28" text:outline-level="3">1.1.2 – VDB.Architecture.AppException.Model</text:h>
      <text:p text:style-name="P3"><text:tab/><text:span text:style-name="T10">Uygulama içerisindeki durumlara göre fırlatılması gereken Exception tiplerinin ve bu Exceptionların barındırdıkları mesaj tiplerinin tanımlandığı DLLdir.</text:span></text:p>
      <text:h text:style-name="P28" text:outline-level="3">1.2 – VDB.Architecture.Concern</text:h>
      <text:p text:style-name="P3"><text:tab/><text:span text:style-name="T10">Uygulama içerisindeki cross-cutting concernlerin bulunduğu solution folderdır.</text:span></text:p>
      <text:h text:style-name="P28" text:outline-level="3">1.2.1 – VDB.Architecture.Concern.CustomAttributes</text:h>
      <text:p text:style-name="P3"><text:tab/><text:span text:style-name="T10">Uygulama içerisinde birden fazla mikro servisin ortak kullanabileceği özel Attribute tanımlarını barındırır.</text:span></text:p>
      <text:h text:style-name="P28" text:outline-level="3">1.2.2 – VDB.Architecture.Concern.ExtensionMethods</text:h>
      <text:p text:style-name="P3"><text:tab/><text:span text:style-name="T10">Standart .NET kütüphanesindeki sınıflara eklenen Extension metotları barındırır.</text:span></text:p>
      <text:h text:style-name="P28" text:outline-level="3"><text:soft-page-break/>1.2.3 – VDB.Architecture.Concern.GenericValidator</text:h>
      <text:p text:style-name="P3"><text:tab/><text:span text:style-name="T11">Uygulama genelinde dışardan erişime açık ve bir kayıt yaratan tüm servislerde aşağıdaki validasyonlara ihtiyaç duyulmaktadır:</text:span></text:p>
      <text:list xml:id="list1117395852" text:style-name="L1">
        <text:list-item>
          <text:p text:style-name="P44">Null ya da boş olabilir mi?</text:p>
        </text:list-item>
        <text:list-item>
          <text:p text:style-name="P44">String ise izin verilen boyut aralığında mı, değilse izin verilen değer aralığında mı?</text:p>
        </text:list-item>
        <text:list-item>
          <text:p text:style-name="P44">Sadece sabit bir değer havuzundan değer alıyorsa bu havuza uyuyor mu?</text:p>
        </text:list-item>
      </text:list>
      <text:p text:style-name="P45"><text:tab/>Bu validasyonlar servis bazlı kontrol edildiğinde gereksiz bir kod tekrarına sebep olmakta ve bir validasyon kütüphanesi ya da ASP.NET içerisine gömülü Model Validation kullanıldığında sınır değerleri kod içerisinde sabitler ya da uygulama bazlı config içinde değerler olmakta. Validasyon sınırlarının dinamik olarak yönetilebilmesi ve kod tekrarından kurtulmak için iş süreçleri bu DLL içerisindeki Validator sınıfını kullanabilir. Sınıf referans veri olarak aldığı değerlerle otomatik olarak gönderilen nesneyi validate edebilmektedir ve yakaladığı hataları bir ValidationException içerisinde fırlatarak süreci durdurabilmektedir.</text:p>
      <text:h text:style-name="P29" text:outline-level="3">1.2.4 – VDB.Architecture.Concern.Helper</text:h>
      <text:p text:style-name="P4"><text:tab/><text:span text:style-name="T12">Herhangi özel bir bağlamı olmayan yardımcı fonksiyonları bulundurur.</text:span></text:p>
      <text:h text:style-name="P30" text:outline-level="3">1.2.5 – VDB.Architecture.Concern.Options</text:h>
      <text:p text:style-name="P5"><text:tab/><text:span text:style-name="T12">Uygulama genelinde konfigürasyonel değerler Options patterini ile okunmaktadır. Tüm süreçlerin ihtiyaç duyabileceği aynı yapıya sahip Options sınıflarını bulundurur.</text:span></text:p>
      <text:h text:style-name="P30" text:outline-level="3">1.2.6 – VDB.Architecture.Concern.Resources</text:h>
      <text:p text:style-name="P5"><text:tab/><text:span text:style-name="T12">Uygulama herhangi bir mesaj (örneğin hata mesajı) üreteceği zaman ilgili mesajın referans veride bulunmasını sağlayacak anahtar sabitleri bulundurur.</text:span></text:p>
      <text:h text:style-name="P30" text:outline-level="3">1.3 – VDB.Architecture.Data</text:h>
      <text:p text:style-name="P5"><text:tab/><text:span text:style-name="T12">Veri erişimi için standart altyapıları barındıran solution folder.</text:span></text:p>
      <text:h text:style-name="P30" text:outline-level="3">1.3.1 – VDB.Architecture.Data.Context</text:h>
      <text:p text:style-name="P5"><text:tab/><text:span text:style-name="T12">Mikro servislerin kendi Entity Framework Data Contextlerini yaratırken standart yapıyı implemente etmek için kullanabilecekleri abstract sınıfları ve interfaceleri içerir.</text:span></text:p>
      <text:h text:style-name="P30" text:outline-level="3">1.3.2 – VDB.Architecture.Data.Repository</text:h>
      <text:p text:style-name="P5"><text:tab/><text:span text:style-name="T12">Data Contextlere erişim için uygulama genelinde Repository pattern kullanılmıştır. Herhangi bir X Entitysi için XRepository&lt;Context, Entity&gt; şeklinde bir repository tanımlanıp ilgili repositorynin bu DLL içerisindeki SoftDeleteRepository ya da HardDeleteRepository’den türetilmiş olması beklenmektedir. Base repositoryler içlerinde veri erişimi için yaygın metotları barındırmaktadır. Uygulama kodunun Data Context üzerinden veriye erişmek yerine </text:span><text:span text:style-name="T13">X</text:span><text:span text:style-name="T12">Repository üzerinden erişip </text:span><text:span text:style-name="T13">base </text:span><text:soft-page-break/><text:span text:style-name="T13">repositorylerin sağlamadığı jenerik metotları XRepository içerisinde implemente etmesi beklenmektedir.</text:span></text:p>
      <text:h text:style-name="P31" text:outline-level="3">1.3.3 – VDB.Architecture.Data.UnitOfWork</text:h>
      <text:p text:style-name="P6"><text:tab/><text:span text:style-name="T13">Uygulama genelinde transaction yönetimi için Unit Of Work pattern kullanılmıştır. Her veritabanının kendi Unit Of Work’ü vardır ve içerisinde her obje için bir Repository tanımlar. <text:s/>Uygulama genelinde Repositorylere doğrudan erişilmeyip tüm veri işlemleri için Unit Of Work üzerinden işlem yapılması beklenir. Mevzubahis DLL standart Unit Of Work implementasyonu için gerekli base class ve interface’i içerir.</text:span></text:p>
      <text:h text:style-name="P31" text:outline-level="3">1.4 – VDB.Architecture.Model</text:h>
      <text:p text:style-name="P6"><text:tab/><text:span text:style-name="T13">Uygulama genelinde kullanılabilecek veri modellerinin DLLlerini içeren solution folder.</text:span></text:p>
      <text:h text:style-name="P31" text:outline-level="3">1.4.1 – VDB.Architecture.Model.Entity</text:h>
      <text:p text:style-name="P6"><text:tab/><text:span text:style-name="T13">Standart veri erişim implementasyonunda her Entity objesinin bu DLL içerisindeki SoftDeletedEntity ya da HardDeletedEntity’den türetilmesi beklenmektedir.</text:span></text:p>
      <text:h text:style-name="P31" text:outline-level="3">1.4.2 – VDB.Architecture.Model.Messaging</text:h>
      <text:p text:style-name="P6"><text:tab/><text:span text:style-name="T13">Message queuelara atılan her mesajın bu DLL içerisindeki BaseMessagingRequest’ten türetilmesi beklenmektedir. Bu sayede her mesaja id gibi standart değerler eklenebilmektedir.</text:span></text:p>
      <text:h text:style-name="P31" text:outline-level="3">1.5 – VDB.Architecture.Web</text:h>
      <text:p text:style-name="P6"><text:tab/><text:span text:style-name="T13">Web API projelerinin standardizasyonunda kullanılan DLLleri içeren solution folder.</text:span></text:p>
      <text:h text:style-name="P31" text:outline-level="3">1.5.1 – VDB.Architecture.Web.Core</text:h>
      <text:p text:style-name="P6"><text:tab/><text:span text:style-name="T13">Web API projelerinin Startup işlemlerinin ortaklaştırılması için gerekli metotları barındırır.</text:span></text:p>
      <text:h text:style-name="P31" text:outline-level="3">1.5.2 – VDB.Architecture.Worker.Core</text:h>
      <text:p text:style-name="P6"><text:tab/><text:span text:style-name="T13">Background worker projelerinin Startup işlemlerinin ortaklaştırılması için gerekli metotları barındırır.</text:span></text:p>
      <text:p text:style-name="P6"/>
      <text:h text:style-name="P23" text:outline-level="2">2 – VDB.GateWay</text:h>
      <text:p text:style-name="P6"><text:tab/><text:span text:style-name="T13">Uygulamadaki hiçbir servis doğrudan dışarıya açık durumda değildir. Tüm servislere erişimler GateWay üzerinden gerçekleştirilir. GateWayler aynı zamanda BFF görevi de görmektedirler. Her BFF için bu solution folderda bir GateWay olması beklenmektedir.</text:span></text:p>
      <text:h text:style-name="P31" text:outline-level="3"><text:soft-page-break/>2.1 – VDB.GateWay.Web</text:h>
      <text:p text:style-name="P6"><text:tab/><text:span text:style-name="T13">Web uygulamaları için GateWay. Ocelot ile implemente edilmiştir ve </text:span><text:span text:style-name="T14">tüm konfigürasyonları /Configuration/Ocelot/Ocelot.json dosyasından yönetilir.</text:span></text:p>
      <text:p text:style-name="P6"/>
      <text:h text:style-name="P24" text:outline-level="2">3 – VDB.MicroServices</text:h>
      <text:p text:style-name="P46"><text:tab/>Her bir mikro servisi başka bir solution folder olarak içinde barındıran ana solution folder. Buradaki MicroServices ifadesini “bağlam” olarak düşünmek gerekmektedir çünkü VDB.MicroServices.X şeklindeki bir yapı içerisinde servisleri barındıran VDB.MicroServices.X.Web şeklinde bir solution folder ve background taskları barındıran VDB.MicroServices.X.Worker şeklinde bir solution folder bulunmaktadır. Aynı veritabanı üzerinde aynı bağlamda çalıştıkları için Workerlar APIlardan VDB.Workers şeklinde bir ana katmanda ayrılmamış, gruplandırma kolaylığı olarak MicroServices katmanına dahil edilmiştir.</text:p>
      <text:p text:style-name="P7"><text:tab/><text:span text:style-name="T14">Anlatımda her bir mikroservisin her katmanına ayrıca değinilmeyecek, X adındaki bir mikroservis üzerinden katmanların ve DLLlerin süper seti alınarak görevleri anlatılacaktır. Burada anlatılan her katman ve DLL her mikroserviste olmak zorunda değildir. Her bir mikro servisin ve background workerın görev tanımı dökümanın başka bir kısmında anlatılacaktır.</text:span></text:p>
      <text:p text:style-name="P7"><text:tab/><text:span text:style-name="T15">Proje geliştirme sürecinde tek developer ile ilerlendiği ve tüm mikroservisler aynı anda iteratif olarak geliştirildiğinden yazılım kolaylığı sağlaması adına her bir mikro servis ayrı solutionda yazılmamış, ortak bir solution içinde solution folderlar ile bölünmüştür. Birbirleri arasında build dependency barındırmadıkları için kolaylıkla farklı solutionlara bölünebilirler.</text:span></text:p>
      <text:h text:style-name="P32" text:outline-level="3">3.1 – VDB.MicroServices.X</text:h>
      <text:p text:style-name="P7"><text:tab/><text:span text:style-name="T14">X bağlamı ile ilgili tüm katmanları barındıran ana solution folder. </text:span><text:span text:style-name="T15">İçerisindeki tüm DLLler X bağlamı içerisinde anlamlıdır, diğer mikro servislerle bir paylaşım içerisinde değildir.</text:span></text:p>
      <text:h text:style-name="P32" text:outline-level="3">3.1.1 – VDB.MicroServices.X.Concern</text:h>
      <text:p text:style-name="P7"><text:tab/><text:span text:style-name="T15">C</text:span><text:span text:style-name="T14">ross-cutting concernlerin DLLlerini içeren solution folder.</text:span></text:p>
      <text:h text:style-name="P33" text:outline-level="3"><text:span text:style-name="T14">3.1.1.1 – VDB.MicroServices.X.Concern.</text:span><text:span text:style-name="T4">Constants</text:span></text:h>
      <text:p text:style-name="Text_20_body"><text:span text:style-name="T16"><text:tab/></text:span><text:span text:style-name="T17">Konfigürasyonel olmayan ve uygulamadaki implementasyonlar değişmediği sürece aynı değeri koruması istenen sabit değerler. </text:span></text:p>
      <text:h text:style-name="P34" text:outline-level="3">3.1.1.2 – VDB.MicroServices.X.Concern.Options</text:h>
      <text:p text:style-name="P8"><text:tab/><text:span text:style-name="T15">Bağlamdaki konfigürasyonel değerler config dosyalarından Options patterni ile okunmaktadır. Mevzubahis DLL ilgili Options sınıflarını barındırır.</text:span></text:p>
      <text:h text:style-name="P35" text:outline-level="3"><text:soft-page-break/><text:span text:style-name="T15">3.1.2 – VDB.MicroServices.</text:span><text:span text:style-name="T5">X</text:span><text:span text:style-name="T15">.DB</text:span></text:h>
      <text:p text:style-name="P8"><text:tab/><text:span text:style-name="T15">Bağlam içerisindeki veri tabanı erişimiyle ilgili DLLleri barındıran solution folder.</text:span></text:p>
      <text:h text:style-name="P34" text:outline-level="3">3.1.2.1 – VDB.MicroServices.X.DB.Context</text:h>
      <text:p text:style-name="P8"><text:tab/><text:span text:style-name="T20">Bağlamdaki her veri tabanı </text:span><text:span text:style-name="T15">için DataContext sınıfını barındıran DLL. Bu sınıf</text:span><text:span text:style-name="T20">ların</text:span><text:span text:style-name="T15"> standart implementasyonda VDB.Architecture.Data.Context içerisindeki base sınıftan türetilmesi beklenmektedir.</text:span></text:p>
      <text:h text:style-name="P34" text:outline-level="3">3.1.2.2 – VDB.MicroServices.X.DB.Repository</text:h>
      <text:p text:style-name="P8"><text:tab/><text:span text:style-name="T15">Bağlam içerisindeki her bir Entity’nin Repositorylerini barındıran DLL. Bu repositorylerin standart implementasyonda VDB.Architecture.Data.Repository içerisindeki base sınıflardan birinden türetilmesi beklenmektedir.</text:span></text:p>
      <text:p text:style-name="P47"><text:tab/>Eğer base sınıfların içerisindeki jenerik metotların karşılamadığı bir veri tabanı etkileşimi ihtiyacı varsa (Include patterni dışında bir join yazmak, özel sql çalıştırmak gibi) ilgili etkileşim bu katmandaki sınıflarda yazılmalıdır.</text:p>
      <text:h text:style-name="P34" text:outline-level="3">3.1.2.3 – VDB.MicroServices.X.DB.UnitOfWork</text:h>
      <text:p text:style-name="P8"><text:tab/><text:span text:style-name="T20">Uygulama kodunun repositorylere erişip transactionı yöneteceği Unit Of Work patterni implementasyonunu içeren DLL. Bağlamdaki her veritabanı için bir UnitOfWork olması beklenmektedir ve standart implementasyonda bu sınıflar VDB.Architecture.Data.UnitOfWork içerisindeki base sınıftan türemelidir.</text:span></text:p>
      <text:h text:style-name="P36" text:outline-level="3"><text:span text:style-name="T20">3.1.3 – </text:span><text:span text:style-name="T6">VDB</text:span><text:span text:style-name="T20">.MicroServices.X.ExternalData</text:span></text:h>
      <text:p text:style-name="P9"><text:tab/><text:span text:style-name="T21">Bağlam kendi veritabanı, kendi cache’i ya da yerel konfigürasyon dosyaları dışında bir yerden veri okuyor ya da veri yazıyorsa ilgili iletişimler ExternalData katmanı üzerinden yapılmalıdır. Bu iletişimlere örnek olarak başka bir mikroservisin ya da dış sistemin servislerini çağırmak, Message Broker’a bir şeyler yazmak ve dosya sistemine erişmek verilebilir. Bu iletişimleri yöneten DLLleri mevzubahis solution folder içerir.</text:span></text:p>
      <text:h text:style-name="P37" text:outline-level="3">3.1.3.1 – <text:span text:style-name="T6">VDB</text:span><text:span text:style-name="T20">.MicroServices.X.ExternalData.</text:span>Model</text:h>
      <text:p text:style-name="P10"><text:tab/><text:span text:style-name="T21">Dışarıya giden ya da dışardan gelen veri modellerini barındıran DLL.</text:span></text:p>
      <text:h text:style-name="P38" text:outline-level="3">3.1.3.2 – VDB.MicroServices.X.ExternalData.Manager</text:h>
      <text:p text:style-name="P11"><text:tab/><text:span text:style-name="T22">Dış sistemlerle iletişimi sağlayan DLLleri barındıran solution folder. İçerisinde her bir iletişim yöntemi için bir proje olması beklenmektedir. Web servis çağrımları için .Service, Message Brokerlara mesaj göndermek için .MessageBroker gibi.</text:span></text:p>
      <text:h text:style-name="P38" text:outline-level="3">3.1.3.2.1 – VDB.MicroServices.X.ExternalData.Manager.Contract</text:h>
      <text:p text:style-name="P11"><text:tab/></text:p>
      <text:p text:style-name="P9"><text:soft-page-break/><text:tab/><text:span text:style-name="T22">Bir sistemle entegrasyon t anında web servis üzerinden ile yapılıyorken t+1 anında başka bir entegrasyon yöntemine geçebilir. Bu esnekliği sağlamak adına her bir dış sistem için bu DLLde bir interface olması beklenmektedir.</text:span></text:p>
      <text:h text:style-name="P38" text:outline-level="3">3.1.3.2.2 – VDB.MicroServices.X.ExternalData.Manager.Service</text:h>
      <text:p text:style-name="P11"><text:tab/><text:span text:style-name="T23">Web servis entegrasyonu ile bağlanılan dış sistemlerin entegrasyonlarının yazıldığı DLL. Her sistem için bir YServiceManager şeklinde ServiceManager adı verilen sınıflar olması beklenir. Bu ServiceManagerların request ve responselarını uygulama koduna sızdırmaması, uygulama kodundan gelen DTO ya da Entity objelerden requestlerini üretip responselarını da DTO ya da Entity objelerine çevirmesi beklenir.</text:span></text:p>
      <text:h text:style-name="P39" text:outline-level="3">3.1.3.2.3 – VDB.MicroServices.X.ExternalData.Manager.MessageBroker</text:h>
      <text:p text:style-name="P12"><text:tab/><text:span text:style-name="T23">Message Broker’a mesaj göndermek için kullanılan sınıfları içeren DLL. Her bir queue için bir YMessageBroker şeklinde sınıf olması beklenir.</text:span></text:p>
      <text:h text:style-name="P39" text:outline-level="3">3.1.4 – VDB.MicroServices.X.Manager</text:h>
      <text:p text:style-name="P12"><text:tab/><text:span text:style-name="T23">Bağlam içerisindeki tüm süreçleri ve business kodları yöneten katmanları barındıran solution folder.</text:span></text:p>
      <text:h text:style-name="P39" text:outline-level="3">3.1.4.1 – VDB.MicroServices.X.Manager.Business</text:h>
      <text:p text:style-name="P12"><text:tab/><text:span text:style-name="T23">Süreçlerin implementasyonlarının yapıldığı </text:span><text:span text:style-name="T24">BusinessManager adı verilen sınıfları içeren </text:span><text:span text:style-name="T23">katman. Controller ve Workerlar doğrudan bu katmandaki metotları çağırarak iş süreçlerini başlatırlar. </text:span></text:p>
      <text:h text:style-name="P40" text:outline-level="3">3.1.4.2 – VDB.MicroServices.X.Manager.Mapper</text:h>
      <text:p text:style-name="P13"><text:tab/><text:span text:style-name="T24">Bağlam içindeki veri dönüşümlerini gerçekleştiren katman. Exchange – Entity – DTO – ExternalModel tipleri arasında ve bu tiplerin kendileri içinde dönüşümler yapabilir.</text:span></text:p>
      <text:p text:style-name="P13"><text:tab/><text:span text:style-name="T24">AutoMapper kullanarak yapılabilecek basit dönüşümler için _AutoMapperProfiles klasörü içinde bağlamon MappingProfile’larının tanımlanması beklenir.</text:span></text:p>
      <text:p text:style-name="P13"><text:tab/><text:span text:style-name="T24">AutoMapper ile yapılamayan/yapılmak istenmeyen dönüşümler için özel Mapperlar tanımlayabilir.</text:span></text:p>
      <text:h text:style-name="P40" text:outline-level="3">3.1.4.3 – VDB.MicroServices.X.Manager.Operation</text:h>
      <text:p text:style-name="P13"><text:tab/><text:span text:style-name="T24">BusinessManagerlar persistance katmanıyla doğrudan iletişime geçmemektedirler ve bir veriyi okumaları ya da kaydetmeleri gerektiğinde Operation katmanındaki her bir Entity için oluşturulmuş YEntityOperations sınıfındaki ilgili metotları çağırmaktadırlar. Operation katmanındaki sınıflar da ilgili UnitOfWorkler aracılığı ile istenen operasyonu veri okuma/yazma kurallarına göre gerçekleştirirler. </text:span></text:p>
      <text:p text:style-name="P13"><text:span text:style-name="T24"><text:tab/>Bu katman Repository katmanı ile aynı işi yapıyor gibi görünüp gereksiz görülebilir. Bir YRepository ve bir YOperations arasındaki en temel fark YRepository DataContext’e de </text:span><text:soft-page-break/><text:span text:style-name="T24">erişebiliyorken YOperations Data Contexte erişememekte, UnitOfWork üzerinden YRepository’e erişebilmektedir. Bu da yazılım esnasında DataContext üzerine doğrudan sorgu yazılması gerektiğinde nereye gidilmesi gerektiğini, bu sorguların tüketilmesi istendiğinde nereye gidilmesi gerektiğini keskin bir çizgiyle ayırmaktadır. </text:span><text:span text:style-name="T25">Yazılımcı Repository üzerinde bir metot yazdığında “Yazdığım kodlar IQueryable üzerinden doğrudan SQLe çevrilecek” farkındalığını daha rahat yaşayabilecektir.</text:span></text:p>
      <text:h text:style-name="P25" text:outline-level="2"><text:span text:style-name="T25">3.1.5 – </text:span><text:span text:style-name="T8">VDB</text:span><text:span text:style-name="T25">.MicroServices.X.</text:span><text:span text:style-name="T8">Model</text:span></text:h>
      <text:p text:style-name="P14"><text:span text:style-name="T8"><text:tab/></text:span><text:span text:style-name="T18">Bağlam içerisindeki veri modellerinin DLLlerini barındıran solution folder.</text:span></text:p>
      <text:h text:style-name="P26" text:outline-level="2">3.1.5.<text:span text:style-name="T26">1</text:span> – VDB.MicroServices.X.Model.DTO</text:h>
      <text:p text:style-name="P14"><text:tab/><text:span text:style-name="T25">Basit data transfer objectleri içeren DLL. Bir değer veri tabanı modeli olan Entity objesi ile ifade edilebiliyorsa DTO yaratmaktan kaçınıp BusinessManager üzerinde doğrudan Entity obje kullanılarak işlem yapılmalıdır. DTOlar dış servislere request olarak ya da clientlara response olarak kesinlikle verilmemelidir.</text:span></text:p>
      <text:h text:style-name="P26" text:outline-level="2">3.1.5.<text:span text:style-name="T26">2</text:span> – VDB.MicroServices.X.Model.Entity</text:h>
      <text:p text:style-name="P14"><text:tab/><text:span text:style-name="T25">Veri tabanı modellerini karşılayan Entity sınıfları içeren DLL. Bir Entity üzerinde fonksiyonlar ya da veritabanında karşılığı olmayan alanlar yazılacaksa Entity için partial class mantığıyla iki sınıf yaratılıp birinde sadece veri tabanı alanlarını diğerinde ek property ve metotların barındırılması beklenmektedir.</text:span></text:p>
      <text:h text:style-name="P26" text:outline-level="2">3.1.5.<text:span text:style-name="T26">3 – VDB.MicroServices.X.Model.Exchange</text:span></text:h>
      <text:p text:style-name="P14"><text:tab/><text:span text:style-name="T26">Controller, Worker ve BusinessManagerların Request/Response ikililerini içeren DLL. Controllera gelen request herhangi bir mappinge uğramadan doğrudan BusinessManager’a verilebilir, BusinessManager’dan dönen bir response herhangi bir değişime uğramadan doğrudan Controller tarafından clienta dönülebilir.</text:span></text:p>
      <text:h text:style-name="P41" text:outline-level="3">3.1.6 – VDB.MicroServices.X.Tests</text:h>
      <text:p text:style-name="P15"><text:tab/><text:span text:style-name="T27">Bağlam içerisindeki testleri içeren solution folder. Her test tipi için .Unit, .Integration şeklinde test projeleri olması beklenmektedir.</text:span></text:p>
      <text:h text:style-name="P42" text:outline-level="3"><text:span text:style-name="T27">3.1.6.1 – </text:span><text:span text:style-name="T7">VDB.MicroServices.X.Tests.Unit</text:span></text:h>
      <text:p text:style-name="P15"><text:span text:style-name="T7"><text:tab/></text:span><text:span text:style-name="T19">Birim testleri içeren test projesi.</text:span></text:p>
      <text:h text:style-name="P41" text:outline-level="3">3.1.7 – VDB.MicroServices.X.Web</text:h>
      <text:p text:style-name="P15"><text:tab/><text:span text:style-name="T27">Mikroservise Web üzerinden giriş noktası vazifesi gören projeleri barındıran solution folder. Her bir entegrasyon tipi için .API, .WCF, .GRPC gibi projeler içermesi beklenir.</text:span></text:p>
      <text:h text:style-name="Heading_20_3" text:outline-level="3"><text:soft-page-break/>3.1.7.1 – VDB.MicroServices.X.Web.API</text:h>
      <text:p text:style-name="P15"><text:tab/><text:span text:style-name="T27">Mikroservise REST APIlarla erişmek için giriş noktası. Standart ASP.NET 5 projelerinden oluşmaktadırlar.</text:span></text:p>
      <text:h text:style-name="P41" text:outline-level="3">3.1.8 – VDB.MicroServices.X.Worker</text:h>
      <text:p text:style-name="P15"><text:tab/><text:span text:style-name="T27">Bağlam içerisindeki background workerları içeren solution folder. Her bir farklı background task için bir proje içermesi beklenir.</text:span></text:p>
      <text:h text:style-name="P41" text:outline-level="3">3.1.8.1 – VDB.MicroServices.X.Worker.MessageConsumer</text:h>
      <text:p text:style-name="P15"><text:tab/><text:span text:style-name="T27">MessageBrokera bağlanıp consumerları ayağa kaldırarak bağlamı ilgilendiren queueleri dinlemeye başlayan background worker.</text:span></text:p>
      <text:h text:style-name="P41" text:outline-level="3">3.1.8.2 – VDB.MicroServices.X.Worker.Downloader</text:h>
      <text:p text:style-name="P15"><text:tab/><text:span text:style-name="T27">Bağlamın periyodik olarak veritabanına veri beslemesi yapması gerektiği durumlarda ilgili beslemeyi yöneten background worker.</text:span></text:p>
      <text:p text:style-name="P15"/>
      <text:p text:style-name="P15"/>
      <text:p text:style-name="P21"><text:span text:style-name="T28">Solution İçerisindeki </text:span><text:span text:style-name="T3">Servis </text:span><text:span text:style-name="T28">ve Workerların Sorumlulukları</text:span></text:p>
      <text:p text:style-name="P48"><text:tab/>Solution GateWay hariç 5 servis ve 3 background workerdan oluşmaktadır. Bu kısımda bu projelerin iş süreçleri içindeki görevleri üst düzeyden anlatılacaktır. Her bir servisin içerisindeki actionların dökümantasyonu için Swagger arayüzüne başvurulmalıdır.</text:p>
      <text:h text:style-name="Heading_20_3" text:outline-level="3">VDB.MicroServices.Auth.Web.API</text:h>
      <text:p text:style-name="Text_20_body"><text:tab/><text:span text:style-name="T28">Her servis kendi authenticationına sahip değildir, authentication ve authorization Ocelot ve Auth.Web.API sayesinde merkezileştirilmiştir. Clientlardan Ocelot config’inde authentication gerekli olarak deklare edilmiş bir endpointe gelmeden önce Auth.Web.API üzerinden Bearer Token almaları beklenmektedir. İlgili mikro servis LDAP üzerinden kişiyi authenticate ettikten sonra bir JWE (encrypted JWT) üretir ve geriye bu JWE ile kişinin OrganizationalUnit değerini döner. </text:span><text:span text:style-name="T30">GateWay authorization gerekli servisler için</text:span><text:span text:style-name="T28"> JWE bazlı </text:span><text:span text:style-name="T30">authorization </text:span><text:span text:style-name="T28">yapmaktadır fakat client </text:span><text:span text:style-name="T30">uygulamaların </text:span><text:span text:style-name="T28">da kişinin yetkisini anlayabilmesi için OU değeri dönülür.</text:span></text:p>
      <text:h text:style-name="Heading_20_3" text:outline-level="3">VDB.MicroServices.CVEData.Web.API</text:h>
      <text:p text:style-name="P17"><text:tab/><text:span text:style-name="T28">Zafiyet verilerinin depolandığı CVEDataDB veritabanını sorgulayan REST APIı içerir. </text:span><text:span text:style-name="T30">İçerisindeki tüm servisler authentication gerektirmektedir. </text:span></text:p>
      <text:h text:style-name="Heading_20_3" text:outline-level="3"><text:soft-page-break/>VDB.MicroServices.CVEData.Worker.Downloader</text:h>
      <text:p text:style-name="P16"><text:tab/><text:span text:style-name="T29">Uygulama ilk ayağa kalktığı andan itibaren aktif olan bir background tasktır ve görevi zafiyet sorgulaması yaparak CVEDataDB’yi güncel tutmaktır. CVEDownloadLogs tablosundaki en güncel CVEDataTimestamp değerini okuyarak (eğer kayıt bulunamazsa /Configuration/CVEData/CVEDownloaderSettings.json içerisindeki DefaultDownloadStartingDateValue değerini başlangıç tarihi olarak kabul eder) bu tarihten itibaren verileri indirerek sistemi güncel hâle getirir. </text:span></text:p>
      <text:p text:style-name="P49"><text:tab/>Eğer ilgili CVEDownloadLogs kaydının IsDownloadBySearch flagi false ise sistem güncel veride değildir ve anlık arama ile kayıt indirmez, yıllık veri dönen servisi kullanarak verileri yıl yıl kaydeder. Yıl yıl taraması bittikten sonra anlık arama servisiyle en son yaptığı isteğin üstünden bu yana geçen verileri de alır ve sistemi güncel hâle getirir. Bu aşamadan sonra worker /Configuration/CVEData/CVEDownloaderSettings.json dosyasında milisaniye cinsinden belirtilmiş DownloadFrequency değeri kadar süre geçtikten sonra tekrar çalışır ve sistem açık olduğu süre boyunca sürekli en son sorgulamasından bu yana güncelleme görmüş kayıtları servisten çekerek CVEDataDB’de saklar.</text:p>
      <text:p text:style-name="P16"><text:tab/><text:span text:style-name="T34">Her güncellemeden sonra eğer sistemde yeni bir zafiyet kaydı yaratıldıysa VulnerabilityDetector.Web.API servisinin Report/CreateReport() action’ı çağrılır ve yeni kayıtların yeni zafiyetlere sebep olup olmadığını görmek adına tarama başlatılır.</text:span></text:p>
      <text:h text:style-name="Heading_20_3" text:outline-level="3">VDB.MicroServices.InventoryManager.Web.API</text:h>
      <text:p text:style-name="Text_20_body"><text:tab/><text:span text:style-name="T29">Ürün kataloğu </text:span><text:span text:style-name="T31">verilerini tutan</text:span><text:span text:style-name="T29"> InventoryManagerDB veritabanıyla etkileşimi sağlayan REST APIları içerir. </text:span><text:span text:style-name="T30">İçerisindeki tüm servisler authentication gerektirmektedir. GET servisler authorization gerektirmezken PUT, POST ve DELETE servisleri VDBAdmins yetkisine sahip bir kullanıcı gerektirmektedir.</text:span></text:p>
      <text:h text:style-name="Heading_20_3" text:outline-level="3">VDB.MicroServices.NotificationCenter.Web.API</text:h>
      <text:p text:style-name="P17"><text:tab/><text:span text:style-name="T30">Üretilen raporların hangi alıcılara ne şekilde iletileceğinin yönetimini sağlayan servisleri içerir. İçerisindeki tüm servisler authentication gerektirmektedir. GET servisler authorization gerektirmezken PUT, POST ve DELETE servisleri VDBAdmins yetkisine sahip bir kullanıcı gerektirmektedir.</text:span></text:p>
      <text:h text:style-name="Heading_20_3" text:outline-level="3">VDB.MicroServices.NotificationCenter.Worker.MessageConsumer</text:h>
      <text:p text:style-name="P17"><text:tab/><text:span text:style-name="T30">Uygulama ile beraber ayağa kalkıp /Configuration/MessageBroker/MessageBrokerSettings.json dosyasındaki NotificationQueueName </text:span><text:span text:style-name="T35">ve TicketCreationQueueName</text:span><text:span text:style-name="T30"> </text:span><text:span text:style-name="T35">değerleriyle</text:span><text:span text:style-name="T30"> belirtilmiş mesaj </text:span><text:span text:style-name="T35">kuyruklarını</text:span><text:span text:style-name="T30"> dinlemeye başlar. </text:span></text:p>
      <text:p text:style-name="P17"><text:span text:style-name="T30"><text:tab/>Notifikasyon kuyruğuna mesajlar “X mail adresine mail at” şeklinde gelmemektedir. NotificationCenter Bağlam → Tipler → Alıcılar şeklinde çalışmaktadır ve kuyruğa mesajlar “X bağlamına Y mesajını yayınla” şeklinde gelmektedir. NotificationCenter bu mesajdaki X bağlamını NotificationContexts tablosundan bulup (bulamazsa hata verecektir) bağlam için NotificationTypes </text:span><text:soft-page-break/><text:span text:style-name="T30">tablosuna giderek ne tipte (mail, sms, jira vs vs) notifikasyonlar gönderileceğini öğrenir. Ardından NotificationAudiences tablosundan ilgili bağlam ve tip için tanımlı alıcı varsa alıcıyı öğrenip notifikasyon gönderimini gerçekleştirir. Sistem şu anda sadece VDBReport isimli bağlamı ve Email notifikasyon tipini desteklemektedir. Kullanıcılara ön yüzden bağlam ve tip tanımlama yetkisi verilmemiştir, bu bağlam ve tipe alıcı ekleyebilmektedirler.</text:span></text:p>
      <text:p text:style-name="P17"><text:tab/><text:span text:style-name="T35">Ticket kuyruğuna mesajlar ise cve idsi, açıklaması, katalogta tespit edilen satıcı, firma ve versiyon bilgileri ile gelir. Uygulama önce konfigürasyonda belirtilen JIRA’da bu kombinasyon için açık bir ticket olup olmadığını sorgular. Eğer zaten açık bir ticket varsa işlem yapmaz. Eğer açık bir ticket bulunmadıysa ilgili bilgilerle yeni ticket yaratır.</text:span></text:p>
      <text:p text:style-name="P18"><text:tab/><text:span text:style-name="T31">Bu süreçte herhangi bir hata olması durumunda worker ayarlarda belirtilmiş Redis cachede mesajın tekil idsi ile bir hash yaratır ve değerini 1 arttırır. Ardından cachedeki bu değeri </text:span><text:span text:style-name="T30">/Configuration/MessageBroker/MessageBrokerSettings.json </text:span><text:span text:style-name="T31">dosyasındaki RetryCount ile kıyaslar. Eğer cachedeki değer dosyadaki değerden küçükse mesaj tekrar kuyruğa sokulur ve yeniden denenir. Aksi hâlde mesaj yeniden kuyruğa sokulmaz.</text:span></text:p>
      <text:h text:style-name="Heading_20_3" text:outline-level="3">VDB.MicroServices.VulnerabilityDetector.Web.API</text:h>
      <text:p text:style-name="P18"><text:tab/><text:span text:style-name="T31">Zafiyet raporu verilerini tutan VulnerabilityDetectorDB veritabanıyla etkileşimi sağlayan REST APIları içerir. </text:span><text:span text:style-name="T30">İçerisindeki tüm servisler authentication gerektirmektedir. GET servisler authorization gerektirmezken </text:span><text:span text:style-name="T31">CreateReport hariç</text:span><text:span text:style-name="T30"> PUT, POST ve DELETE servisleri VDBAdmins yetkisine sahip bir kullanıcı gerektirmektedir.</text:span></text:p>
      <text:h text:style-name="P43" text:outline-level="3">VDB.MicroServices.VulnerabilityDetector.<text:span text:style-name="T32">Worker.MessageConsumer</text:span></text:h>
      <text:p text:style-name="P19"><text:tab/><text:span text:style-name="T30">Uygulama ile beraber ayağa kalkıp /Configuration/MessageBroker/MessageBrokerSettings.json dosyasındaki </text:span><text:span text:style-name="T33">Report</text:span><text:span text:style-name="T30">QueueName değeriyle belirtilmiş mesaj kuyruğunu dinlemeye başlar.</text:span></text:p>
      <text:p text:style-name="P50"><text:tab/><text:span text:style-name="T33">Kuyruğa mesajlar VulnerabilityDetector.Web.API’ın CreateReport’unda üretilmiş bir ReportID değeri ile gelir ve worker ilgili idye karşılık gelen VulnerabilityReport kaydının detaylarını doldurmaya başlar. İlk işlem olarak InventoryManager.Web.API üzerinden sistemdeki ürün kataloğu alınır. Ardından katalogdaki her bir ürün için CVEData.Web.API’ın Firma/Ürün/Versiyon bilgileri ile arama yapan servisi çağrılır ve eşleşen zafiyetler bulunur. Ardından zafiyet bulunduysa ReportContents tablosunda ilgili bulgular kaydedilir ve zafiyet raporu HTML formatına çevrilerek Base64 encoding ile VulnerabilityReport kaydının Base64ReportData alanında saklanır. </text:span></text:p>
      <text:p text:style-name="P50"><text:span text:style-name="T33"><text:tab/>Ardından </text:span><text:span text:style-name="T30">/Configuration/MessageBroker/MessageBrokerSettings.json dosyasındaki </text:span><text:span text:style-name="T33">NotificationQueueName değeri ile belirtilmiş kuyruğa ilgili rapor verileri mesaj olarak gönderilir ve notifikasyon iletilmesi sağlanır.</text:span></text:p>
      <text:p text:style-name="P50"><text:tab/><text:span text:style-name="T35">Ardından </text:span><text:span text:style-name="T30">/Configuration/MessageBroker/MessageBrokerSettings.json dosyasındaki </text:span><text:span text:style-name="T35">TicketCreationQueueName değeri ile belirtilmiş kuyruğa ilgili rapor verileri mesaj olarak gönderilir ve verilerin JIRA’da ticketa dönüştürülmesi sağlanır.</text:span></text:p>
      <text:p text:style-name="P19"><text:soft-page-break/><text:tab/><text:span text:style-name="T33">Süreç esnasında herhangi bir hata yaşanırsa VulnerabilityReport kaydının ErrorMessage kısmına kullanıcıya göstermek için hata mesajı, ErrorDetail kısmına ise hata tespitinin kolaylaşması için Stack Trace yazılır.</text:span></text:p>
      <text:p text:style-name="P19"><text:span text:style-name="T31"><text:tab/>Bu süreçte herhangi bir hata olması durumunda worker ayarlarda belirtilmiş Redis cachede mesajın tekil idsi ile bir hash yaratır ve değerini 1 arttırır. Ardından cachedeki bu değeri </text:span><text:span text:style-name="T30">/Configuration/MessageBroker/MessageBrokerSettings.json </text:span><text:span text:style-name="T31">dosyasındaki RetryCount ile kıyaslar. Eğer cachedeki değer dosyadaki değerden küçükse mesaj tekrar kuyruğa sokulur ve yeniden denenir. Aksi hâlde mesaj yeniden kuyruğa sokulmaz.</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04e6cd"/>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08-06T13:39:26.823000000</dc:date>
    <meta:editing-duration>PT1H22M18S</meta:editing-duration>
    <meta:editing-cycles>8</meta:editing-cycles>
    <meta:document-statistic meta:table-count="0" meta:image-count="0" meta:object-count="0" meta:page-count="11" meta:paragraph-count="147" meta:word-count="2449" meta:character-count="22814" meta:non-whitespace-character-count="20369"/>
  </office:meta>
</office:document-meta>
</file>